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7"/>
    <style:style style:name="P2" style:family="paragraph" style:parent-style-name="Text_20_body" style:list-style-name="L8"/>
    <style:style style:name="P3" style:family="paragraph" style:parent-style-name="Text_20_body" style:list-style-name="L9"/>
    <style:style style:name="P4" style:family="paragraph" style:parent-style-name="Text_20_body" style:list-style-name="L10"/>
    <style:style style:name="P5" style:family="paragraph" style:parent-style-name="Text_20_body" style:list-style-name="L11"/>
    <style:style style:name="P6" style:family="paragraph" style:parent-style-name="Text_20_body" style:list-style-name="L12"/>
    <style:style style:name="P7" style:family="paragraph" style:parent-style-name="Preformatted_20_Text">
      <style:paragraph-properties fo:margin-top="0cm" fo:margin-bottom="0.499cm"/>
    </style:style>
    <style:style style:name="P8" style:family="paragraph" style:parent-style-name="Preformatted_20_Text" style:list-style-name="L10">
      <style:paragraph-properties fo:margin-top="0cm" fo:margin-bottom="0.499cm"/>
    </style:style>
    <style:style style:name="P9" style:family="paragraph" style:parent-style-name="Preformatted_20_Text" style:list-style-name="L11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list xml:id="list3550262057928638978" text:style-name="L7">
        <text:list-item>
          <text:p text:style-name="P1"><text:span text:style-name="Source_20_Text"><text:span text:style-name="T1">launchSettings.json</text:span></text:span>:<text:line-break/>Located under the <text:span text:style-name="Source_20_Text">Properties</text:span> directory.<text:line-break/>Used during development to configure how the application is started when you debug it in your development environment (like Visual Studio).<text:line-break/>It contains settings such as the application URL (for hosting) and environment variables used during local debugging.</text:p>
        </text:list-item>
        <text:list-item>
          <text:p text:style-name="P1"><text:span text:style-name="Source_20_Text"><text:span text:style-name="T1">appsettings.json</text:span></text:span>:<text:line-break/>Located in the root directory.<text:line-break/>Used to store global configuration settings for your application that are environment-agnostic (e.g., connection strings, logging settings).<text:line-break/>This file is loaded by the application at runtime.</text:p>
        </text:list-item>
        <text:list-item>
          <text:p text:style-name="P1"><text:span text:style-name="Source_20_Text"><text:span text:style-name="T1">appsettings.Development.json</text:span></text:span>:<text:line-break/>Also in the root directory.<text:line-break/>A development-specific configuration file that overrides the settings in <text:span text:style-name="Source_20_Text">appsettings.json</text:span> when the application is running in the "Development" environment (defined by the <text:span text:style-name="Source_20_Text">ASPNETCORE_ENVIRONMENT</text:span> variable).<text:line-break/>This is useful for providing environment-specific settings, such as development-specific connection strings or debugging options.</text:p>
        </text:list-item>
      </text:list>
      <text:p text:style-name="Text_20_body"/>
      <text:h text:style-name="Heading_20_3" text:outline-level="3">Where to Put the <text:span text:style-name="Source_20_Text">applicationUrl</text:span> and <text:span text:style-name="Source_20_Text">ConnectionStrings</text:span> in a Released Version</text:h>
      <text:p text:style-name="Text_20_body">For your production-ready (released) gRPC application:</text:p>
      <text:list xml:id="list8326939087644535810" text:style-name="L8">
        <text:list-item>
          <text:p text:style-name="P2"><text:span text:style-name="Strong_20_Emphasis">Application URL (</text:span><text:span text:style-name="Source_20_Text">applicationUrl</text:span><text:span text:style-name="Strong_20_Emphasis">)</text:span>:</text:p>
          <text:list>
            <text:list-item>
              <text:p text:style-name="P2">This is typically handled at the deployment level, rather than through <text:span text:style-name="Source_20_Text">launchSettings.json</text:span>.</text:p>
            </text:list-item>
            <text:list-item>
              <text:p text:style-name="P2">When hosting on a server, you would configure the URL in the web server's configuration (e.g., IIS, Kestrel) or through environment variables.</text:p>
            </text:list-item>
          </text:list>
        </text:list-item>
        <text:list-item>
          <text:p text:style-name="P2"><text:span text:style-name="Strong_20_Emphasis">Connection Strings</text:span>:</text:p>
          <text:list>
            <text:list-item>
              <text:p text:style-name="P2">In production, connection strings should be kept secure and not hardcoded. You can:</text:p>
              <text:list>
                <text:list-item>
                  <text:p text:style-name="P2">Store them in the <text:span text:style-name="Strong_20_Emphasis">production-specific settings file</text:span>, such as <text:span text:style-name="Source_20_Text">appsettings.Production.json</text:span> (if you create one).</text:p>
                </text:list-item>
                <text:list-item>
                  <text:p text:style-name="P2">Use <text:span text:style-name="Strong_20_Emphasis">environment variables</text:span> during deployment, as this approach is more secure for sensitive information.</text:p>
                </text:list-item>
                <text:list-item>
                  <text:p text:style-name="P2">Optionally integrate a <text:span text:style-name="Strong_20_Emphasis">secret management tool</text:span> or <text:span text:style-name="Strong_20_Emphasis">configuration provider</text:span>, such as Azure Key Vault, to keep credentials and URLs secure.</text:p>
                </text:list-item>
              </text:list>
            </text:list-item>
          </text:list>
        </text:list-item>
      </text:list>
      <text:p text:style-name="Text_20_body"/>
      <text:p text:style-name="Text_20_body"/>
      <text:h text:style-name="Heading_20_3" text:outline-level="3"><text:span text:style-name="Strong_20_Emphasis">3. Configure Application URLs via Environment Variables</text:span></text:h>
      <text:p text:style-name="Text_20_body">For production deployments, it’s better to use environment variables. Set the <text:span text:style-name="Source_20_Text">ASPNETCORE_URLS</text:span> <text:soft-page-break/>environment variable to define your application URLs:</text:p>
      <text:p text:style-name="Text_20_body">bash</text:p>
      <text:p text:style-name="P7"><text:span text:style-name="Source_20_Text">export ASPNETCORE_URLS="https://example.com;http://example.com"</text:span></text:p>
      <text:p text:style-name="Text_20_body">This method ensures flexibility and avoids hardcoding URLs in your code or config files.</text:p>
      <text:h text:style-name="Heading_20_3" text:outline-level="3"><text:span text:style-name="Strong_20_Emphasis">4. Configure Application URLs via Hosting Configuration</text:span></text:h>
      <text:p text:style-name="Text_20_body">If deploying to a web server (e.g., IIS or Kestrel), configure the URLs in the server settings:</text:p>
      <text:list xml:id="list867421954665571611" text:style-name="L9">
        <text:list-item>
          <text:p text:style-name="P3">For IIS: Define bindings in the IIS Manager to set the URLs and ports.</text:p>
        </text:list-item>
        <text:list-item>
          <text:p text:style-name="P3">For Kestrel: Use the <text:span text:style-name="Source_20_Text">appsettings.json</text:span> file or command-line arguments.</text:p>
        </text:list-item>
      </text:list>
      <text:h text:style-name="Heading_20_3" text:outline-level="3"><text:span text:style-name="Strong_20_Emphasis">5. Use Reverse Proxies or Load Balancers</text:span></text:h>
      <text:p text:style-name="Text_20_body">When deploying behind a reverse proxy (e.g., Nginx, Apache, or Azure Application Gateway), you can configure the proxy to forward requests to the appropriate application URLs.</text:p>
      <text:p text:style-name="Text_20_body"/>
      <text:h text:style-name="Heading_20_3" text:outline-level="3"><text:span text:style-name="Strong_20_Emphasis">How to Use the </text:span><text:span text:style-name="Source_20_Text">export</text:span><text:span text:style-name="Strong_20_Emphasis"> Command</text:span></text:h>
      <text:list xml:id="list4761732687863891605" text:style-name="L10">
        <text:list-item>
          <text:p text:style-name="P4"><text:span text:style-name="Strong_20_Emphasis">Open a Terminal</text:span>:</text:p>
          <text:list>
            <text:list-item>
              <text:p text:style-name="P4">On a Unix-like system (e.g., Linux, macOS), open a terminal.</text:p>
            </text:list-item>
            <text:list-item>
              <text:p text:style-name="P4">On Windows, you can use tools like <text:span text:style-name="T2">Git Bash</text:span> or Windows Subsystem for Linux (WSL) to run Bash commands.</text:p>
            </text:list-item>
          </text:list>
        </text:list-item>
        <text:list-item>
          <text:p text:style-name="P4"><text:span text:style-name="Strong_20_Emphasis">Set the Environment Variable</text:span>:</text:p>
          <text:list>
            <text:list-item>
              <text:p text:style-name="P4">Use the <text:span text:style-name="Source_20_Text"><text:span text:style-name="T2">export</text:span></text:span> command to set the <text:span text:style-name="Source_20_Text"><text:span text:style-name="T2">ASPNETCORE_URLS</text:span></text:span> variable. For example:</text:p>
              <text:p text:style-name="P4">bash</text:p>
              <text:p text:style-name="P8"><text:span text:style-name="Source_20_Text"><text:span text:style-name="T2">export ASPNETCORE_URLS="https://example.com;http://example.com"</text:span></text:span></text:p>
            </text:list-item>
          </text:list>
        </text:list-item>
        <text:list-item>
          <text:p text:style-name="P4"><text:span text:style-name="Strong_20_Emphasis">Run the Application</text:span>:</text:p>
          <text:list>
            <text:list-item>
              <text:p text:style-name="P4">Navigate to the directory containing your gRPC application executable (<text:span text:style-name="Source_20_Text">.exe</text:span>).</text:p>
            </text:list-item>
            <text:list-item>
              <text:p text:style-name="P4">Run the application using:</text:p>
              <text:p text:style-name="P4">bash</text:p>
              <text:p text:style-name="P8"><text:span text:style-name="Source_20_Text"><text:span text:style-name="T2">./YourGrpcApplication.exe</text:span></text:span></text:p>
            </text:list-item>
            <text:list-item>
              <text:p text:style-name="P4">The application will read the environment variable (<text:span text:style-name="Source_20_Text">ASPNETCORE_URLS</text:span>) and listen on the specified URLs.</text:p>
            </text:list-item>
          </text:list>
        </text:list-item>
      </text:list>
      <text:h text:style-name="Heading_20_3" text:outline-level="3"><text:span text:style-name="Strong_20_Emphasis">Making It Permanent</text:span></text:h>
      <text:p text:style-name="Text_20_body">If you want the <text:span text:style-name="Source_20_Text">ASPNETCORE_URLS</text:span> variable to persist across terminal sessions or affect all users:</text:p>
      <text:list xml:id="list2189275465988633143" text:style-name="L11">
        <text:list-item>
          <text:p text:style-name="P5"><text:span text:style-name="Strong_20_Emphasis">Add to Shell Profile</text:span>:</text:p>
          <text:list>
            <text:list-item>
              <text:p text:style-name="P5">Edit your shell configuration file (e.g., <text:span text:style-name="Source_20_Text">~/.bashrc</text:span>, <text:span text:style-name="Source_20_Text">~/.bash_profile</text:span>, or <text:span text:style-name="Source_20_Text">~/.zshrc</text:span>) and add:</text:p>
              <text:p text:style-name="P5"><text:soft-page-break/>bash</text:p>
              <text:p text:style-name="P9"><text:span text:style-name="Source_20_Text">export ASPNETCORE_URLS="https://example.com;http://example.com"</text:span></text:p>
            </text:list-item>
            <text:list-item>
              <text:p text:style-name="P5">Apply the changes by running:</text:p>
              <text:p text:style-name="P5">bash</text:p>
              <text:p text:style-name="P9"><text:span text:style-name="Source_20_Text">source ~/.bashrc</text:span></text:p>
            </text:list-item>
          </text:list>
        </text:list-item>
        <text:list-item>
          <text:p text:style-name="P5"><text:span text:style-name="Strong_20_Emphasis">Set System-Wide Variables</text:span>:</text:p>
          <text:list>
            <text:list-item>
              <text:p text:style-name="P5">On Linux, you can define environment variables globally by adding them to <text:span text:style-name="Source_20_Text">/etc/environment</text:span>.</text:p>
            </text:list-item>
          </text:list>
        </text:list-item>
      </text:list>
      <text:h text:style-name="Heading_20_3" text:outline-level="3"><text:span text:style-name="Strong_20_Emphasis">Windows Alternative</text:span></text:h>
      <text:p text:style-name="Text_20_body">If you're on Windows and prefer a native approach, use the <text:span text:style-name="Strong_20_Emphasis">Environment Variables</text:span> settings:</text:p>
      <text:list xml:id="list1185700717884122687" text:style-name="L12">
        <text:list-item>
          <text:p text:style-name="P6">Open "System Properties".</text:p>
        </text:list-item>
        <text:list-item>
          <text:p text:style-name="P6">Navigate to "Advanced" &gt; "Environment Variables".</text:p>
        </text:list-item>
        <text:list-item>
          <text:p text:style-name="P6">Add <text:span text:style-name="Source_20_Text"><text:span text:style-name="T2">ASPNETCORE_URLS</text:span></text:span> with the desired value under "User" or "System" variables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4-27T20:51:09.96</meta:creation-date>
    <dc:date>2025-04-27T21:39:17.24</dc:date>
    <meta:editing-duration>PT48M8S</meta:editing-duration>
    <meta:editing-cycles>5</meta:editing-cycles>
    <meta:generator>OpenOffice/4.1.10$Win32 OpenOffice.org_project/4110m2$Build-9807</meta:generator>
    <meta:document-statistic meta:table-count="0" meta:image-count="0" meta:object-count="0" meta:page-count="3" meta:paragraph-count="54" meta:word-count="585" meta:character-count="4052"/>
  </office:meta>
</office:document-meta>
</file>